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rsid="00c20b50" officeooo:paragraph-rsid="00c3bb22"/>
    </style:style>
    <style:style style:name="P4" style:family="paragraph" style:parent-style-name="Standard">
      <style:text-properties officeooo:paragraph-rsid="00c20b50"/>
    </style:style>
    <style:style style:name="P5" style:family="paragraph" style:parent-style-name="Standard">
      <style:text-properties fo:font-size="18pt" officeooo:rsid="00c4ee73" officeooo:paragraph-rsid="00c4ee73"/>
    </style:style>
    <style:style style:name="P6" style:family="paragraph" style:parent-style-name="Standard">
      <style:text-properties officeooo:rsid="00c4ee73" officeooo:paragraph-rsid="00c4ee73"/>
    </style:style>
    <style:style style:name="P7" style:family="paragraph" style:parent-style-name="Standard">
      <style:text-properties officeooo:paragraph-rsid="00c3bb22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4ee73" officeooo:paragraph-rsid="0029ba73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c4ee73" officeooo:paragraph-rsid="00c73970"/>
    </style:style>
    <style:style style:name="P10" style:family="paragraph" style:parent-style-name="Standard">
      <style:text-properties fo:font-size="18pt" officeooo:rsid="00c4ee73" officeooo:paragraph-rsid="00c73970"/>
    </style:style>
    <style:style style:name="P11" style:family="paragraph" style:parent-style-name="Standard">
      <style:text-properties officeooo:paragraph-rsid="00c4ee73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4ee73"/>
    </style:style>
    <style:style style:name="T4" style:family="text">
      <style:text-properties fo:font-size="18pt" officeooo:rsid="00c3bb22"/>
    </style:style>
    <style:style style:name="T5" style:family="text">
      <style:text-properties officeooo:rsid="00c739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Équations</text:p>
      <text:p text:style-name="Standard"/>
      <text:p text:style-name="P11"><text:span text:style-name="T3">Vocabulaire et test de solutions</text:span></text:p>
      <text:p text:style-name="P5"><text:span text:style-name="T5">p98 : </text:span>7, 8, 9, 14</text:p>
      <text:p text:style-name="P5"><text:span text:style-name="T5">p100 : </text:span>29, 31, 32, 36</text:p>
      <text:p text:style-name="Standard"/>
      <text:p text:style-name="Standard"/>
      <text:p text:style-name="P5">Résolutions avec aide ou schéma</text:p>
      <text:p text:style-name="P9"><text:span text:style-name="T5">p98 : </text:span>10, 15</text:p>
      <text:p text:style-name="P9"><text:span text:style-name="T5">p99 : </text:span>17, 19, 20, 26</text:p>
      <text:p text:style-name="P3"/>
      <text:p text:style-name="P2"/>
      <text:p text:style-name="P5">Résolutions sans aide</text:p>
      <text:p text:style-name="P6"><text:span text:style-name="T5">p98 : </text:span>12</text:p>
      <text:p text:style-name="P6"><text:span text:style-name="T5">p101 : </text:span>42, 43, 44, 45, 47</text:p>
      <text:p text:style-name="P6"><text:span text:style-name="T5">p104 : </text:span>68</text:p>
      <text:p text:style-name="P7"/>
      <text:p text:style-name="P1"/>
      <text:p text:style-name="P7"><text:span text:style-name="T4">Pb </text:span><text:span text:style-name="T3">concrets</text:span></text:p>
      <text:p text:style-name="P5"><text:span text:style-name="T5">p99 : </text:span>18, 21, 22, 24, 25</text:p>
      <text:p text:style-name="P10"><text:span text:style-name="T5">p101 : </text:span>50, 51, 52</text:p>
      <text:p text:style-name="P10"><text:span text:style-name="T5">p102 : </text:span>53, 55, 56</text:p>
      <text:p text:style-name="P10"><text:span text:style-name="T5">p104 : </text:span>66, 67</text:p>
      <text:p text:style-name="P10"><text:span text:style-name="T5">p105 : </text:span>73, 75, 77</text:p>
      <text:p text:style-name="P5"/>
      <text:p text:style-name="P5"/>
      <text:p text:style-name="P5">Plus difficile</text:p>
      <text:p text:style-name="P10"><text:span text:style-name="T5">p105 : </text:span>76</text:p>
      <text:p text:style-name="P10"><text:span text:style-name="T5">p106 : </text:span>80, 83, 84, 85, 86, 8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5H15M1S</meta:editing-duration>
    <meta:editing-cycles>153</meta:editing-cycles>
    <meta:generator>LibreOffice/7.3.7.2$Linux_X86_64 LibreOffice_project/30$Build-2</meta:generator>
    <meta:initial-creator>Véronique et Thibaud FONTANET</meta:initial-creator>
    <dc:date>2024-08-14T16:58:54.045400301</dc:date>
    <meta:print-date>2021-04-29T11:47:08.283517233</meta:print-date>
    <meta:document-statistic meta:table-count="0" meta:image-count="0" meta:object-count="0" meta:page-count="1" meta:paragraph-count="20" meta:word-count="90" meta:character-count="356" meta:non-whitespace-character-count="286"/>
  </office:meta>
</office:document-meta>
</file>